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0149913222176737" calcext:value-type="float">
            <text:p>0.014991322217674</text:p>
          </table:table-cell>
          <table:table-cell office:value-type="float" office:value="0.0134613026382105" calcext:value-type="float">
            <text:p>0.013461302638211</text:p>
          </table:table-cell>
          <table:table-cell office:value-type="float" office:value="0.0127889265500487" calcext:value-type="float">
            <text:p>0.012788926550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0344503325452087" calcext:value-type="float">
            <text:p>0.034450332545209</text:p>
          </table:table-cell>
          <table:table-cell office:value-type="float" office:value="0.0331002521039597" calcext:value-type="float">
            <text:p>0.03310025210396</text:p>
          </table:table-cell>
          <table:table-cell office:value-type="float" office:value="0.0341834622708246" calcext:value-type="float">
            <text:p>0.034183462270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0152782675431808" calcext:value-type="float">
            <text:p>0.015278267543181</text:p>
          </table:table-cell>
          <table:table-cell office:value-type="float" office:value="0.0139440544444369" calcext:value-type="float">
            <text:p>0.013944054444437</text:p>
          </table:table-cell>
          <table:table-cell office:value-type="float" office:value="0.0166170515003614" calcext:value-type="float">
            <text:p>0.016617051500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0156009957136121" calcext:value-type="float">
            <text:p>0.015600995713612</text:p>
          </table:table-cell>
          <table:table-cell office:value-type="float" office:value="0.0139905011019437" calcext:value-type="float">
            <text:p>0.013990501101944</text:p>
          </table:table-cell>
          <table:table-cell office:value-type="float" office:value="0.0161217621935066" calcext:value-type="float">
            <text:p>0.0161217621935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0.0154338758002268" calcext:value-type="float">
            <text:p>0.015433875800227</text:p>
          </table:table-cell>
          <table:table-cell office:value-type="float" office:value="0.0153850868809968" calcext:value-type="float">
            <text:p>0.015385086880997</text:p>
          </table:table-cell>
          <table:table-cell office:value-type="float" office:value="0.0150518285081489" calcext:value-type="float">
            <text:p>0.015051828508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0.0160793723771349" calcext:value-type="float">
            <text:p>0.016079372377135</text:p>
          </table:table-cell>
          <table:table-cell office:value-type="float" office:value="0.0135222475946648" calcext:value-type="float">
            <text:p>0.013522247594665</text:p>
          </table:table-cell>
          <table:table-cell office:value-type="float" office:value="0.0159929289366119" calcext:value-type="float">
            <text:p>0.0159929289366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0.0139505478786305" calcext:value-type="float">
            <text:p>0.013950547878631</text:p>
          </table:table-cell>
          <table:table-cell office:value-type="float" office:value="0.01140658663741" calcext:value-type="float">
            <text:p>0.01140658663741</text:p>
          </table:table-cell>
          <table:table-cell office:value-type="float" office:value="0.0114831442556654" calcext:value-type="float">
            <text:p>0.0114831442556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0.0150458516941095" calcext:value-type="float">
            <text:p>0.01504585169411</text:p>
          </table:table-cell>
          <table:table-cell office:value-type="float" office:value="0.0126049303915352" calcext:value-type="float">
            <text:p>0.012604930391535</text:p>
          </table:table-cell>
          <table:table-cell office:value-type="float" office:value="0.0147311323089525" calcext:value-type="float">
            <text:p>0.0147311323089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.0144180829248702" calcext:value-type="float">
            <text:p>0.01441808292487</text:p>
          </table:table-cell>
          <table:table-cell office:value-type="float" office:value="0.0119243872972826" calcext:value-type="float">
            <text:p>0.011924387297283</text:p>
          </table:table-cell>
          <table:table-cell office:value-type="float" office:value="0.011565891179877" calcext:value-type="float">
            <text:p>0.0115658911798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float" office:value="0.0149274458798269" calcext:value-type="float">
            <text:p>0.014927445879827</text:p>
          </table:table-cell>
          <table:table-cell office:value-type="float" office:value="0.0125474651576951" calcext:value-type="float">
            <text:p>0.012547465157695</text:p>
          </table:table-cell>
          <table:table-cell office:value-type="float" office:value="0.0130893276150649" calcext:value-type="float">
            <text:p>0.013089327615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.0143141904845834" calcext:value-type="float">
            <text:p>0.014314190484583</text:p>
          </table:table-cell>
          <table:table-cell table:style-name="ce1" office:value-type="float" office:value="0.0129981113132089" calcext:value-type="float">
            <text:p>0.012998111313209</text:p>
          </table:table-cell>
          <table:table-cell office:value-type="float" office:value="0.0143647766672075" calcext:value-type="float">
            <text:p>0.014364776667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0.014554203255102" calcext:value-type="float">
            <text:p>0.014554203255102</text:p>
          </table:table-cell>
          <table:table-cell table:style-name="ce1" office:value-type="float" office:value="0.0125146238133311" calcext:value-type="float">
            <text:p>0.012514623813331</text:p>
          </table:table-cell>
          <table:table-cell office:value-type="float" office:value="0.0130888973362744" calcext:value-type="float">
            <text:p>0.0130888973362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0.0155490920878947" calcext:value-type="float">
            <text:p>0.015549092087895</text:p>
          </table:table-cell>
          <table:table-cell office:value-type="float" office:value="0.0133955851197243" calcext:value-type="float">
            <text:p>0.013395585119724</text:p>
          </table:table-cell>
          <table:table-cell table:style-name="ce1" office:value-type="float" office:value="0.012971090618521" calcext:value-type="float">
            <text:p>0.0129710906185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0.0138783250004053" calcext:value-type="float">
            <text:p>0.013878325000405</text:p>
          </table:table-cell>
          <table:table-cell table:style-name="ce1" office:value-type="float" office:value="0.0128490901552141" calcext:value-type="float">
            <text:p>0.012849090155214</text:p>
          </table:table-cell>
          <table:table-cell office:value-type="float" office:value="0.0138890855014324" calcext:value-type="float">
            <text:p>0.013889085501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float" office:value="0.0145413444843143" calcext:value-type="float">
            <text:p>0.014541344484314</text:p>
          </table:table-cell>
          <table:table-cell office:value-type="float" office:value="0.0131517038680613" calcext:value-type="float">
            <text:p>0.013151703868061</text:p>
          </table:table-cell>
          <table:table-cell office:value-type="float" office:value="0.0147863067686558" calcext:value-type="float">
            <text:p>0.014786306768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float" office:value="0.0142618520185351" calcext:value-type="float">
            <text:p>0.014261852018535</text:p>
          </table:table-cell>
          <table:table-cell office:value-type="float" office:value="0.0134629204403609" calcext:value-type="float">
            <text:p>0.013462920440361</text:p>
          </table:table-cell>
          <table:table-cell office:value-type="float" office:value="0.0140094789676368" calcext:value-type="float">
            <text:p>0.0140094789676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office:value-type="float" office:value="0.0149408588185906" calcext:value-type="float">
            <text:p>0.014940858818591</text:p>
          </table:table-cell>
          <table:table-cell table:style-name="ce1" office:value-type="float" office:value="0.0127841688226908" calcext:value-type="float">
            <text:p>0.012784168822691</text:p>
          </table:table-cell>
          <table:table-cell office:value-type="float" office:value="0.0135743755381554" calcext:value-type="float">
            <text:p>0.0135743755381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office:value-type="float" office:value="0.0137204886414111" calcext:value-type="float">
            <text:p>0.013720488641411</text:p>
          </table:table-cell>
          <table:table-cell table:style-name="ce1" office:value-type="float" office:value="0.0127531357575208" calcext:value-type="float">
            <text:p>0.012753135757521</text:p>
          </table:table-cell>
          <table:table-cell office:value-type="float" office:value="0.014923123177141" calcext:value-type="float">
            <text:p>0.014923123177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30T12:12:39.311945963</dc:date>
    <meta:editing-duration>PT1M12S</meta:editing-duration>
    <meta:editing-cycles>1</meta:editing-cycles>
    <meta:document-statistic meta:table-count="1" meta:cell-count="94" meta:object-count="0"/>
    <meta:generator>LibreOffice/6.0.7.3$Linux_X86_64 LibreOffice_project/00m0$Build-3</meta:generator>
  </office:meta>
</office:document-meta>
</file>